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Основной_5f_текст">
      <style:text-properties fo:language="ru" fo:country="RU"/>
    </style:style>
    <style:style style:name="P2" style:family="paragraph" style:parent-style-name="Основной_5f_текст">
      <style:text-properties fo:language="ru" fo:country="RU" officeooo:paragraph-rsid="00238f58"/>
    </style:style>
    <style:style style:name="P3" style:family="paragraph" style:parent-style-name="Основной_5f_текст">
      <style:text-properties fo:language="ru" fo:country="RU" officeooo:rsid="0024c985" officeooo:paragraph-rsid="0024c985"/>
    </style:style>
    <style:style style:name="P4" style:family="paragraph" style:parent-style-name="Основной_5f_текст">
      <style:text-properties fo:language="ru" fo:country="RU" officeooo:paragraph-rsid="00274477"/>
    </style:style>
    <style:style style:name="P5" style:family="paragraph" style:parent-style-name="Основной_5f_текст">
      <style:text-properties fo:language="ru" fo:country="RU" officeooo:rsid="0034bdf5" officeooo:paragraph-rsid="0034bdf5"/>
    </style:style>
    <style:style style:name="P6" style:family="paragraph" style:parent-style-name="Заголовой_5f_1">
      <style:paragraph-properties fo:text-align="center" style:justify-single-word="false"/>
      <style:text-properties fo:language="ru" fo:country="RU" officeooo:rsid="001bbd2d" officeooo:paragraph-rsid="001bbd2d"/>
    </style:style>
    <style:style style:name="P7" style:family="paragraph" style:parent-style-name="Основной_5f_текст" style:list-style-name="L2">
      <style:text-properties fo:language="ru" fo:country="RU"/>
    </style:style>
    <style:style style:name="P8" style:family="paragraph" style:parent-style-name="Основной_5f_текст" style:list-style-name="L3">
      <style:text-properties fo:language="ru" fo:country="RU"/>
    </style:style>
    <style:style style:name="P9" style:family="paragraph" style:parent-style-name="Основной_5f_текст" style:list-style-name="L4">
      <style:text-properties fo:language="ru" fo:country="RU" officeooo:rsid="0034bdf5" officeooo:paragraph-rsid="0034bdf5"/>
    </style:style>
    <style:style style:name="P10" style:family="paragraph" style:parent-style-name="Основной_5f_текст" style:list-style-name="L4">
      <style:text-properties fo:language="ru" fo:country="RU" officeooo:rsid="00365e3f" officeooo:paragraph-rsid="00365e3f"/>
    </style:style>
    <style:style style:name="P11" style:family="paragraph" style:parent-style-name="Основной_5f_текст">
      <style:text-properties fo:language="ru" fo:country="RU" officeooo:rsid="0037feea" officeooo:paragraph-rsid="004813ab"/>
    </style:style>
    <style:style style:name="P12" style:family="paragraph" style:parent-style-name="Основной_5f_текст">
      <style:text-properties fo:language="ru" fo:country="RU" officeooo:rsid="0037feea" officeooo:paragraph-rsid="0058e44a"/>
    </style:style>
    <style:style style:name="P13" style:family="paragraph" style:parent-style-name="Основной_5f_текст">
      <style:text-properties fo:language="ru" fo:country="RU" officeooo:rsid="0050a994" officeooo:paragraph-rsid="0052a2e0"/>
    </style:style>
    <style:style style:name="P14" style:family="paragraph" style:parent-style-name="Основной_5f_текст">
      <style:text-properties officeooo:rsid="005cad43" officeooo:paragraph-rsid="007702cd"/>
    </style:style>
    <style:style style:name="P15" style:family="paragraph" style:parent-style-name="Основной_5f_текст" style:list-style-name="L5">
      <style:text-properties officeooo:rsid="005fee7e" officeooo:paragraph-rsid="007635db"/>
    </style:style>
    <style:style style:name="P16" style:family="paragraph" style:parent-style-name="Основной_5f_текст" style:list-style-name="L5">
      <style:text-properties officeooo:rsid="00604976" officeooo:paragraph-rsid="007635db"/>
    </style:style>
    <style:style style:name="P17" style:family="paragraph" style:parent-style-name="Основной_5f_текст" style:list-style-name="L5">
      <style:text-properties officeooo:rsid="006100aa" officeooo:paragraph-rsid="007635db"/>
    </style:style>
    <style:style style:name="P18" style:family="paragraph" style:parent-style-name="Основной_5f_текст" style:list-style-name="L7">
      <style:text-properties officeooo:rsid="0066d847" officeooo:paragraph-rsid="007635db"/>
    </style:style>
    <style:style style:name="P19" style:family="paragraph" style:parent-style-name="Основной_5f_текст">
      <style:text-properties officeooo:rsid="006bc876" officeooo:paragraph-rsid="008f8260"/>
    </style:style>
    <style:style style:name="P20" style:family="paragraph" style:parent-style-name="Основной_5f_текст">
      <style:text-properties officeooo:rsid="00722132" officeooo:paragraph-rsid="007635db"/>
    </style:style>
    <style:style style:name="P21" style:family="paragraph" style:parent-style-name="Основной_5f_текст">
      <style:text-properties officeooo:paragraph-rsid="007635db"/>
    </style:style>
    <style:style style:name="P22" style:family="paragraph" style:parent-style-name="Основной_5f_текст">
      <style:text-properties officeooo:rsid="007820e6" officeooo:paragraph-rsid="007820e6"/>
    </style:style>
    <style:style style:name="P23" style:family="paragraph" style:parent-style-name="Основной_5f_текст" style:list-style-name="L8">
      <style:text-properties officeooo:rsid="007820e6" officeooo:paragraph-rsid="007820e6"/>
    </style:style>
    <style:style style:name="P24" style:family="paragraph" style:parent-style-name="Основной_5f_текст" style:list-style-name="L8">
      <style:text-properties officeooo:paragraph-rsid="007820e6"/>
    </style:style>
    <style:style style:name="P25" style:family="paragraph" style:parent-style-name="Основной_5f_текст" style:list-style-name="L8">
      <style:text-properties officeooo:rsid="00791c8a" officeooo:paragraph-rsid="00791c8a"/>
    </style:style>
    <style:style style:name="P26" style:family="paragraph" style:parent-style-name="Основной_5f_текст">
      <style:text-properties officeooo:rsid="00950d11" officeooo:paragraph-rsid="00950d11"/>
    </style:style>
    <style:style style:name="P27" style:family="paragraph" style:parent-style-name="Основной_5f_текст" style:list-style-name="L9">
      <style:text-properties officeooo:rsid="00983922" officeooo:paragraph-rsid="00983922"/>
    </style:style>
    <style:style style:name="P28" style:family="paragraph" style:parent-style-name="Основной_5f_текст" style:list-style-name="L9">
      <style:text-properties officeooo:rsid="009c23c1" officeooo:paragraph-rsid="009c23c1"/>
    </style:style>
    <style:style style:name="P29" style:family="paragraph" style:parent-style-name="Основной_5f_текст" style:list-style-name="L9">
      <style:text-properties officeooo:rsid="009d2c00" officeooo:paragraph-rsid="009d2c00"/>
    </style:style>
    <style:style style:name="P30" style:family="paragraph" style:parent-style-name="Основной_5f_текст" style:list-style-name="L9">
      <style:text-properties officeooo:rsid="009f7cbb" officeooo:paragraph-rsid="009f7cbb"/>
    </style:style>
    <style:style style:name="P31" style:family="paragraph" style:parent-style-name="Основной_5f_текст" style:list-style-name="L9">
      <style:text-properties officeooo:rsid="009fafeb" officeooo:paragraph-rsid="009fafeb"/>
    </style:style>
    <style:style style:name="P32" style:family="paragraph" style:parent-style-name="Основной_5f_текст" style:list-style-name="L9">
      <style:text-properties officeooo:paragraph-rsid="00a0b9a2"/>
    </style:style>
    <style:style style:name="P33" style:family="paragraph" style:parent-style-name="Основной_5f_текст" style:list-style-name="L9">
      <style:text-properties officeooo:paragraph-rsid="00a4c737"/>
    </style:style>
    <style:style style:name="P34" style:family="paragraph" style:parent-style-name="Основной_5f_текст" style:list-style-name="L9">
      <style:text-properties officeooo:paragraph-rsid="00acae26"/>
    </style:style>
    <style:style style:name="P35" style:family="paragraph" style:parent-style-name="Основной_5f_текст" style:list-style-name="L9">
      <style:text-properties officeooo:rsid="00a28267" officeooo:paragraph-rsid="00a28267"/>
    </style:style>
    <style:style style:name="P36" style:family="paragraph" style:parent-style-name="Основной_5f_текст" style:list-style-name="L9">
      <style:text-properties officeooo:rsid="00a6d7df" officeooo:paragraph-rsid="00a6d7df"/>
    </style:style>
    <style:style style:name="P37" style:family="paragraph" style:parent-style-name="Основной_5f_текст">
      <style:text-properties officeooo:rsid="00ac4015" officeooo:paragraph-rsid="00ac4015"/>
    </style:style>
    <style:style style:name="P38" style:family="paragraph" style:parent-style-name="Основной_5f_текст">
      <style:paragraph-properties fo:margin-left="0in" fo:margin-right="0in" fo:text-indent="0in" style:auto-text-indent="false"/>
      <style:text-properties officeooo:rsid="0066d847" officeooo:paragraph-rsid="007635db"/>
    </style:style>
    <style:style style:name="P39" style:family="paragraph" style:parent-style-name="Заголовой_5f_1" style:list-style-name="L1">
      <style:text-properties officeooo:paragraph-rsid="00236931"/>
    </style:style>
    <style:style style:name="P40" style:family="paragraph" style:parent-style-name="Заголовой_5f_1" style:list-style-name="L1">
      <style:text-properties fo:language="ru" fo:country="RU"/>
    </style:style>
    <style:style style:name="P41" style:family="paragraph" style:parent-style-name="Заголовой_5f_1">
      <style:paragraph-properties fo:line-height="150%" fo:text-align="start" style:justify-single-word="false" fo:keep-together="auto" fo:orphans="0" fo:widows="0" fo:hyphenation-ladder-count="no-limit" style:register-true="false" style:snap-to-layout-grid="false">
        <style:tab-stops/>
      </style:paragraph-properties>
      <style:text-properties fo:language="ru" fo:country="RU" fo:hyphenate="false" fo:hyphenation-remain-char-count="2" fo:hyphenation-push-char-count="2"/>
    </style:style>
    <style:style style:name="P42" style:family="paragraph" style:parent-style-name="Заголовой_5f_1" style:list-style-name="L1">
      <style:paragraph-properties fo:break-before="page"/>
      <style:text-properties fo:language="ru" fo:country="RU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31db26"/>
    </style:style>
    <style:style style:name="T2" style:family="text">
      <style:text-properties officeooo:rsid="0039ed06"/>
    </style:style>
    <style:style style:name="T3" style:family="text">
      <style:text-properties officeooo:rsid="00427231"/>
    </style:style>
    <style:style style:name="T4" style:family="text">
      <style:text-properties officeooo:rsid="0045308e"/>
    </style:style>
    <style:style style:name="T5" style:family="text">
      <style:text-properties officeooo:rsid="0046db99"/>
    </style:style>
    <style:style style:name="T6" style:family="text">
      <style:text-properties officeooo:rsid="0052a2e0"/>
    </style:style>
    <style:style style:name="T7" style:family="text">
      <style:text-properties officeooo:rsid="0054fa95"/>
    </style:style>
    <style:style style:name="T8" style:family="text">
      <style:text-properties fo:language="ru" fo:country="RU" officeooo:rsid="00236931"/>
    </style:style>
    <style:style style:name="T9" style:family="text">
      <style:text-properties officeooo:rsid="0058e44a"/>
    </style:style>
    <style:style style:name="T10" style:family="text">
      <style:text-properties officeooo:rsid="00604976"/>
    </style:style>
    <style:style style:name="T11" style:family="text">
      <style:text-properties officeooo:rsid="0061b23d"/>
    </style:style>
    <style:style style:name="T12" style:family="text">
      <style:text-properties officeooo:rsid="00620e16"/>
    </style:style>
    <style:style style:name="T13" style:family="text">
      <style:text-properties officeooo:rsid="0062cfb8"/>
    </style:style>
    <style:style style:name="T14" style:family="text">
      <style:text-properties officeooo:rsid="0069e9e9"/>
    </style:style>
    <style:style style:name="T15" style:family="text">
      <style:text-properties officeooo:rsid="006b961f"/>
    </style:style>
    <style:style style:name="T16" style:family="text">
      <style:text-properties officeooo:rsid="006bf745"/>
    </style:style>
    <style:style style:name="T17" style:family="text">
      <style:text-properties officeooo:rsid="0073fb6c"/>
    </style:style>
    <style:style style:name="T18" style:family="text">
      <style:text-properties officeooo:rsid="007635db"/>
    </style:style>
    <style:style style:name="T19" style:family="text">
      <style:text-properties officeooo:rsid="007702cd"/>
    </style:style>
    <style:style style:name="T20" style:family="text">
      <style:text-properties officeooo:rsid="007887a2"/>
    </style:style>
    <style:style style:name="T21" style:family="text">
      <style:text-properties officeooo:rsid="00791c8a"/>
    </style:style>
    <style:style style:name="T22" style:family="text">
      <style:text-properties officeooo:rsid="007a3482"/>
    </style:style>
    <style:style style:name="T23" style:family="text">
      <style:text-properties officeooo:rsid="00880ce7"/>
    </style:style>
    <style:style style:name="T24" style:family="text">
      <style:text-properties officeooo:rsid="008a88c4"/>
    </style:style>
    <style:style style:name="T25" style:family="text">
      <style:text-properties officeooo:rsid="008c412a"/>
    </style:style>
    <style:style style:name="T26" style:family="text">
      <style:text-properties officeooo:rsid="00971939"/>
    </style:style>
    <style:style style:name="T27" style:family="text">
      <style:text-properties officeooo:rsid="00976392"/>
    </style:style>
    <style:style style:name="T28" style:family="text">
      <style:text-properties officeooo:rsid="009add99"/>
    </style:style>
    <style:style style:name="T29" style:family="text">
      <style:text-properties officeooo:rsid="009cb4e9"/>
    </style:style>
    <style:style style:name="T30" style:family="text">
      <style:text-properties officeooo:rsid="009ef7ac"/>
    </style:style>
    <style:style style:name="T31" style:family="text">
      <style:text-properties officeooo:rsid="00a0b9a2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weight="normal" officeooo:rsid="00a45b5a" style:font-weight-asian="normal" style:font-weight-complex="normal"/>
    </style:style>
    <style:style style:name="T34" style:family="text">
      <style:text-properties fo:color="#000000" fo:font-weight="normal" officeooo:rsid="00a4c737" style:font-weight-asian="normal" style:font-weight-complex="normal"/>
    </style:style>
    <style:style style:name="T35" style:family="text">
      <style:text-properties fo:color="#000000" fo:font-weight="normal" officeooo:rsid="00a43133" style:font-weight-asian="normal" style:font-weight-complex="normal"/>
    </style:style>
    <style:style style:name="T36" style:family="text">
      <style:text-properties fo:color="#000000" fo:font-weight="normal" officeooo:rsid="00acae26" style:font-weight-asian="normal" style:font-weight-complex="normal"/>
    </style:style>
    <style:style style:name="T37" style:family="text">
      <style:text-properties officeooo:rsid="00a90245"/>
    </style:style>
    <style:style style:name="T38" style:family="text">
      <style:text-properties officeooo:rsid="00af8ee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<text:bookmark-start text:name="__RefHeading__340_710013483"/>Отчет по выполнению тестового задания пониженной сложности<text:bookmark-end text:name="__RefHeading__340_710013483"/></text:h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Содержание</text:p>
          </text:index-title>
          <text:p text:style-name="P44"><text:a xlink:type="simple" xlink:href="#__RefHeading__340_710013483" text:style-name="Index_20_Link" text:visited-style-name="Index_20_Link">Отчет по выполнению тестового задания пониженной сложности<text:tab/>1</text:a></text:p>
          <text:p text:style-name="P44"><text:a xlink:type="simple" xlink:href="#__RefHeading__224_710013483" text:style-name="Index_20_Link" text:visited-style-name="Index_20_Link">1.Постановка задачи<text:tab/>3</text:a></text:p>
          <text:p text:style-name="P44"><text:a xlink:type="simple" xlink:href="#__RefHeading__226_710013483" text:style-name="Index_20_Link" text:visited-style-name="Index_20_Link">1.1.Задача<text:tab/>3</text:a></text:p>
          <text:p text:style-name="P44"><text:a xlink:type="simple" xlink:href="#__RefHeading__228_710013483" text:style-name="Index_20_Link" text:visited-style-name="Index_20_Link">2.Анализ существующих решений<text:tab/>3</text:a></text:p>
          <text:p text:style-name="P44"><text:a xlink:type="simple" xlink:href="#__RefHeading__230_710013483" text:style-name="Index_20_Link" text:visited-style-name="Index_20_Link">2.1.Система для распознавания дорожных знаков FOSTS (Foveal Systems for Traffic Sign Recognition)<text:tab/>3</text:a></text:p>
          <text:p text:style-name="P44"><text:a xlink:type="simple" xlink:href="#__RefHeading__232_710013483" text:style-name="Index_20_Link" text:visited-style-name="Index_20_Link">2.2.Opel Eye TSR<text:tab/>4</text:a></text:p>
          <text:p text:style-name="P44"><text:a xlink:type="simple" xlink:href="#__RefHeading__234_710013483" text:style-name="Index_20_Link" text:visited-style-name="Index_20_Link">3.Высказывание и гипотезы<text:tab/>4</text:a></text:p>
          <text:p text:style-name="P44"><text:a xlink:type="simple" xlink:href="#__RefHeading__236_710013483" text:style-name="Index_20_Link" text:visited-style-name="Index_20_Link">4.выбор пути решения задачи<text:tab/>5</text:a></text:p>
          <text:p text:style-name="P44"><text:a xlink:type="simple" xlink:href="#__RefHeading__342_710013483" text:style-name="Index_20_Link" text:visited-style-name="Index_20_Link">5.Детали способа реализации<text:tab/>5</text:a></text:p>
          <text:p text:style-name="P44"><text:a xlink:type="simple" xlink:href="#__RefHeading__240_710013483" text:style-name="Index_20_Link" text:visited-style-name="Index_20_Link">6.описание достигнутых результатов<text:tab/>6</text:a></text:p>
        </text:index-body>
      </text:table-of-content>
      <text:h text:style-name="P41" text:outline-level="1"/>
      <text:list xml:id="list4445646462851460979" text:style-name="L1">
        <text:list-item>
          <text:h text:style-name="P42" text:outline-level="1"><text:bookmark-start text:name="__RefHeading__224_710013483"/><text:span text:style-name="T3">П</text:span>остановка задачи <text:bookmark-end text:name="__RefHeading__224_710013483"/></text:h>
          <text:list>
            <text:list-item>
              <text:h text:style-name="P39" text:outline-level="1"><text:bookmark-start text:name="__RefHeading__226_710013483"/><text:span text:style-name="T8">Задача</text:span><text:bookmark-end text:name="__RefHeading__226_710013483"/></text:h>
            </text:list-item>
          </text:list>
        </text:list-item>
      </text:list>
      <text:p text:style-name="P2">Задание пониженной сложности. Распознавание знака. В архиве individual.zip находятся изображения различных дорожных знаков. Ваша задача - написать программу, выполняющую распознавание (идентификацию, классификацию) предложенных знаков. Аргументом программы является путь к каталогу с изображениями знаков в предложенном формате, в консоль программа должна выводить в каждой строке: имя файла (без полного пути), название найденного программой знака (и найден ли знак вообще) - из набора символов O/D/R/N (N для “none”) и, опционально, вероятность верного распознавания (с точки зрения программы) - например, “D_02996.ppm  D 0.956”.</text:p>
      <text:list xml:id="list225035897364712" text:continue-numbering="true" text:style-name="L1">
        <text:list-item>
          <text:h text:style-name="P40" text:outline-level="1"><text:bookmark-start text:name="__RefHeading__228_710013483"/><text:span text:style-name="T3">А</text:span>нализ существующих решений<text:bookmark-end text:name="__RefHeading__228_710013483"/></text:h>
        </text:list-item>
      </text:list>
      <text:p text:style-name="P3">Так как выполняется лишь тестовое задание по распознованию ограниченного колличества типов доожных знаков. В данном разделе приводится краткий обзор существующих системм распознования дорожных знаков.</text:p>
      <text:list xml:id="list225035147307985" text:continue-numbering="true" text:style-name="L1">
        <text:list-item>
          <text:list>
            <text:list-item>
              <text:h text:style-name="P40" text:outline-level="1"><text:bookmark-start text:name="__RefHeading__230_710013483"/>Система для распознавания дорожных знаков FOSTS (Foveal Systems for Traffic Sign Recognition)<text:bookmark-end text:name="__RefHeading__230_710013483"/></text:h>
            </text:list-item>
          </text:list>
        </text:list-item>
      </text:list>
      <text:p text:style-name="P4">Система предназначена для распознавания дорожных знаков инвариантно к погодным условиям, скорости и полосы движения автомобиля, а также расстоянию до знака.</text:p>
      <text:p text:style-name="P1">В основе работы системы лежат алгоритмы определения формы знака, классификации по цвету и форме внешнего контура и формирования специфического описания с помощью оригинального подхода, основанного на позиционировании пространственно-неоднородного сенсора в центре информативной части знака.</text:p>
      <text:p text:style-name="P1"/>
      <text:p text:style-name="P1">Технические характеристики системы:</text:p>
      <text:list xml:id="list3158997488826150809" text:style-name="L2">
        <text:list-item>
          <text:p text:style-name="P7"><text:soft-page-break/>Точность распознавания ~ на уровне 97%.</text:p>
        </text:list-item>
        <text:list-item>
          <text:p text:style-name="P7">Cтепень зашумления знака – до 50% информативной части.</text:p>
        </text:list-item>
        <text:list-item>
          <text:p text:style-name="P7">Время распознавания – не более 2 с.</text:p>
        </text:list-item>
        <text:list-item>
          <text:p text:style-name="P7">Изменение ракурса – до 30º.</text:p>
        </text:list-item>
        <text:list-item>
          <text:p text:style-name="P7">Максимальное расстояние до знака – 50 м.</text:p>
        </text:list-item>
      </text:list>
      <text:p text:style-name="P1">Оперирует со всеми типами дорожных знаков (предупредительные, запрещающие, предписывающие и т.д.).</text:p>
      <text:p text:style-name="P1"/>
      <text:list xml:id="list225035459056749" text:continue-list="list225035147307985" text:style-name="L1">
        <text:list-item>
          <text:list>
            <text:list-item>
              <text:h text:style-name="P40" text:outline-level="1"><text:bookmark-start text:name="__RefHeading__232_710013483"/>Opel Eye TSR<text:bookmark-end text:name="__RefHeading__232_710013483"/></text:h>
            </text:list-item>
          </text:list>
        </text:list-item>
      </text:list>
      <text:p text:style-name="P1">Видеокамера Opel Eye <text:span text:style-name="T1">включает несколько систем, одна из которых </text:span>распознает дорожные знаки и линии разметки. </text:p>
      <text:p text:style-name="P1">Характеристики:</text:p>
      <text:list xml:id="list3105716135606627362" text:style-name="L3">
        <text:list-item>
          <text:list>
            <text:list-item>
              <text:p text:style-name="P8">2 процессора обработки сигналов</text:p>
            </text:list-item>
            <text:list-item>
              <text:p text:style-name="P8">Распознает только знаки, указывающие на ограничение скорости и запрещающие обгон</text:p>
            </text:list-item>
            <text:list-item>
              <text:p text:style-name="P8">Максимальное расстояние до знака - 100 м.</text:p>
              <text:p text:style-name="P8"/>
            </text:list-item>
          </text:list>
        </text:list-item>
      </text:list>
      <text:list xml:id="list225034243386571" text:continue-list="list225035459056749" text:style-name="L1">
        <text:list-item>
          <text:h text:style-name="P40" text:outline-level="1"><text:bookmark-start text:name="__RefHeading__234_710013483"/><text:span text:style-name="T4">В</text:span>ысказывание и <text:span text:style-name="T5">гипотезы</text:span><text:bookmark-end text:name="__RefHeading__234_710013483"/></text:h>
        </text:list-item>
      </text:list>
      <text:p text:style-name="P13">Не смотря на то, что в поставленной задаче фигурирует всего 3 типа знаков, <text:span text:style-name="T6">сложность в их обнаружении сохраняется из-за «помех» на изображении.</text:span></text:p>
      <text:p text:style-name="P5">Из обзора аналогов следует, что системы <text:span text:style-name="T7">распознавания</text:span> знаков основываются на таких параметрах знака как:</text:p>
      <text:list xml:id="list1722761469171078438" text:style-name="L4">
        <text:list-item>
          <text:p text:style-name="P9">Цвет</text:p>
        </text:list-item>
        <text:list-item>
          <text:p text:style-name="P9">Форма</text:p>
        </text:list-item>
        <text:list-item>
          <text:p text:style-name="P10">Контуры</text:p>
        </text:list-item>
      </text:list>
      <text:p text:style-name="P11">Следовательно, <text:span text:style-name="T2">необходимо выявить данные параметры на анализируемых изображениях.</text:span></text:p>
      <text:p text:style-name="P12"><text:span text:style-name="T2"><text:s/>Это можно проделать при <text:s/>исключении помех с помощью увеличения-</text:span><text:soft-page-break/><text:span text:style-name="T2">уменьшения <text:s/>яркости и контраста изображения, ликвидации шумов, ликвидации цветного источника света, увеличения четкости и тому подобных действий. После того как изображение скорректировано, можно приступать к поиску контуров. </text:span></text:p>
      <text:p text:style-name="P12"><text:span text:style-name="T9">Как только контуры обнаружены нужно их отфильтровать, убрать слишком малые контуры, не замкнутые, самопересекающиеся. После фильтрации <text:s/>контуров можно провести контурный анализ по признакам искомых фигур(Отношения сторон, площадей и окружностей) и выявить знаки. </text:span></text:p>
      <text:p text:style-name="P12"/>
      <text:list xml:id="list225034590441357" text:continue-list="list225034243386571" text:style-name="L1">
        <text:list-item>
          <text:h text:style-name="P40" text:outline-level="1"><text:bookmark-start text:name="__RefHeading__236_710013483"/><text:span text:style-name="T23">В</text:span>ыбор пути решения задачи<text:bookmark-end text:name="__RefHeading__236_710013483"/></text:h>
        </text:list-item>
      </text:list>
      <text:p text:style-name="P14">Путь решения выбран самый простой – <text:span text:style-name="T19">рассмотреть изображение с нескольких сторон и выносить решение из совокупности обнаруженных значений..</text:span></text:p>
      <text:p text:style-name="P22"><text:span text:style-name="T24">Рассмотрение производится со сторон</text:span>: </text:p>
      <text:list xml:id="list5885286686387404598" text:style-name="L8">
        <text:list-item>
          <text:p text:style-name="P25">Количества помех – устранить или обойти(не рассматривать) <text:s/>помехи</text:p>
        </text:list-item>
        <text:list-item>
          <text:p text:style-name="P24"><text:span text:style-name="T21">Цветов– анализировать RBG</text:span></text:p>
        </text:list-item>
        <text:list-item>
          <text:p text:style-name="P23"><text:span text:style-name="T21">С</text:span>вета – анализировать HSV</text:p>
        </text:list-item>
        <text:list-item>
          <text:p text:style-name="P23"><text:span text:style-name="T21">К</text:span>онтуров – <text:span text:style-name="T20">получить </text:span>контуры <text:s/>из вариаций RGB и HSV</text:p>
        </text:list-item>
        <text:list-item>
          <text:p text:style-name="P25"><text:span text:style-name="T25">Результата анализа </text:span>контур<text:span text:style-name="T25">ов</text:span> – <text:span text:style-name="T22">выявить признаки знаков.</text:span></text:p>
          <text:p text:style-name="P25"/>
        </text:list-item>
      </text:list>
      <text:list xml:id="list225034383522976" text:continue-list="list225034590441357" text:style-name="L1">
        <text:list-item>
          <text:h text:style-name="P40" text:outline-level="1"><text:bookmark-start text:name="__RefHeading__342_710013483"/><text:span text:style-name="T18">Д</text:span>етали способа реализации<text:bookmark-end text:name="__RefHeading__342_710013483"/></text:h>
        </text:list-item>
      </text:list>
      <text:p text:style-name="Основной_5f_текст">Поступающее изображение рассматривается с нескольких сторон.</text:p>
      <text:p text:style-name="Основной_5f_текст">Изображение корректируется:</text:p>
      <text:list xml:id="list5562105450416417563" text:style-name="L5">
        <text:list-item>
          <text:list>
            <text:list-item>
              <text:p text:style-name="P15">Увеличивается размер</text:p>
            </text:list-item>
            <text:list-item>
              <text:p text:style-name="P15">Увеличивается ч<text:span text:style-name="T10">ё</text:span>ткость</text:p>
            </text:list-item>
            <text:list-item>
              <text:p text:style-name="P16">Увеличивается контраст</text:p>
            </text:list-item>
            <text:list-item>
              <text:p text:style-name="P16">Нормализуется яркость</text:p>
            </text:list-item>
            <text:list-item>
              <text:p text:style-name="P17">На изображении определяются </text:p>
              <text:list>
                <text:list-item>
                  <text:p text:style-name="P17">Ж<text:span text:style-name="T12">ё</text:span>лтый цвет – <text:s/><text:span text:style-name="T11">главная дорога</text:span></text:p>
                </text:list-item>
                <text:list-item>
                  <text:p text:style-name="P17"><text:soft-page-break/>Красный цвет – <text:span text:style-name="T11">уступи дорогу и движение запрещено</text:span></text:p>
                </text:list-item>
                <text:list-item>
                  <text:p text:style-name="P17">Белый цвет – <text:s/><text:span text:style-name="T11">контуры знаков и остальной белый цвет</text:span></text:p>
                </text:list-item>
              </text:list>
            </text:list-item>
          </text:list>
        </text:list-item>
      </text:list>
      <text:p text:style-name="P21">При выделении цветов, <text:span text:style-name="T13">цвета абсолютизируются. Т.е если обнаружен жёлтый оттенок, то он становится в BGR равным (0, 255, 255). Остальные цвета <text:s/>обнуляются, делаясь чёрным. </text:span><text:s/></text:p>
      <text:p text:style-name="P21"><text:span text:style-name="T13">Почти каждый этап фильтрации сохраняется по этому на выходе из этапа нормализации существует уже не одно, а несколько анализируемых изображений:</text:span></text:p>
      <text:list xml:id="list3499046966986713602" text:style-name="L7">
        <text:list-item>
          <text:p text:style-name="P18">Исходное</text:p>
        </text:list-item>
        <text:list-item>
          <text:p text:style-name="P18">Яркое</text:p>
        </text:list-item>
        <text:list-item>
          <text:p text:style-name="P18">Контрастное</text:p>
        </text:list-item>
        <text:list-item>
          <text:p text:style-name="P18">Ч<text:span text:style-name="T15">ё</text:span>рно-<text:span text:style-name="T14">К</text:span>расное</text:p>
        </text:list-item>
        <text:list-item>
          <text:p text:style-name="P18">Ч<text:span text:style-name="T15">ё</text:span>рно-Жёлтое</text:p>
        </text:list-item>
        <text:list-item>
          <text:p text:style-name="P18">Ч<text:span text:style-name="T15">ё</text:span>рно-Белое</text:p>
        </text:list-item>
      </text:list>
      <text:p text:style-name="P38"/>
      <text:p text:style-name="P19">Такое количество изображений позволяет лучше проанализировать интересующие нас детали. <text:span text:style-name="T16">Исходное изображение может быть хорошего качества и все коррекции приведут к его ухудшению, что скажется на анализе. По этому исходное изображение сохраняется почти без коррекций. Все изображения имеют коррекцию размера, чёткости и снижения влияния цветного источника света(GrayWorld).</text:span></text:p>
      <text:p text:style-name="P19"><text:span text:style-name="T16">Так же изображение рассматривается с точки зрения пространства цветов HSV. И исходное, яркое и контрастное разделяются на HSV каналы и анализируются отдельно. <text:s/></text:span></text:p>
      <text:p text:style-name="P20">Далее производится выявление контуров. Для этого используется Canny Edge Detector.<text:span text:style-name="T17"> Так как анализируемых изображений к данному моменту довольно много(15), то детектор выявляет большое количество контуров, многие из которых не подходят на роль знака по очевидным причинам. К примеру контур длинной в 1 пиксель не является знаком.</text:span></text:p>
      <text:p text:style-name="P26">После фильтрации контуров производится их анализ на <text:span text:style-name="T26">принадлежность</text:span> <text:soft-page-break/>одной из фигур. <text:span text:style-name="T27">Критерии для поиска выбраны довольно простые:</text:span></text:p>
      <text:list xml:id="list3891970738905744947" text:style-name="L9">
        <text:list-item>
          <text:p text:style-name="P27"><text:span text:style-name="T28">Треугольник</text:span>:</text:p>
          <text:list>
            <text:list-item>
              <text:p text:style-name="P28">Отношения длин сторон друг к другу <text:span text:style-name="T29">т.к треугольник равносторонний</text:span></text:p>
            </text:list-item>
            <text:list-item>
              <text:p text:style-name="P29">Присутствие отсутствие высоты <text:span text:style-name="T30">в предполагаемом месте</text:span></text:p>
            </text:list-item>
            <text:list-item>
              <text:p text:style-name="P30">Сумма длин двух сторон относительно длинны третьей</text:p>
            </text:list-item>
          </text:list>
        </text:list-item>
        <text:list-item>
          <text:p text:style-name="P31">Круг:</text:p>
          <text:list>
            <text:list-item>
              <text:p text:style-name="P31">Отношение длинны окружности к площади</text:p>
            </text:list-item>
            <text:list-item>
              <text:p text:style-name="P32"><text:span text:style-name="T31">Нахождение по </text:span><text:span text:style-name="T32">HoughCircles</text:span></text:p>
            </text:list-item>
          </text:list>
        </text:list-item>
        <text:list-item>
          <text:p text:style-name="P36"><text:span text:style-name="T32">Ромб</text:span></text:p>
          <text:list>
            <text:list-item>
              <text:p text:style-name="P35"><text:span text:style-name="T32">Близость высот ромба друг к другу</text:span></text:p>
            </text:list-item>
            <text:list-item>
              <text:p text:style-name="P33"><text:span text:style-name="T35">Присутствие - отсутствие высоты с минимальным значением кардинаты Y. </text:span><text:span text:style-name="T33">см. Д</text:span><text:span text:style-name="T34">о</text:span><text:span text:style-name="T33">кументацию </text:span><text:span text:style-name="T34">(</text:span>rombDetection<text:span text:style-name="T34">).</text:span></text:p>
            </text:list-item>
            <text:list-item>
              <text:p text:style-name="P34"><text:span text:style-name="T36">Отношение площади найденной по точкам и при помощи функции </text:span><text:span text:style-name="T32">contourArea</text:span></text:p>
              <text:p text:style-name="P33"><text:span text:style-name="T34"/></text:p>
            </text:list-item>
          </text:list>
        </text:list-item>
      </text:list>
      <text:list xml:id="list225034355883599" text:continue-list="list225034383522976" text:style-name="L1">
        <text:list-item>
          <text:h text:style-name="P40" text:outline-level="1"><text:bookmark-start text:name="__RefHeading__240_710013483"/><text:span text:style-name="T37">О</text:span>писание достигнутых результатов<text:bookmark-end text:name="__RefHeading__240_710013483"/></text:h>
        </text:list-item>
      </text:list>
      <text:p text:style-name="P37">Полученные контуры разнятся от изображение к изображению. <text:span text:style-name="T38">Бывают как на рисунке 1 и как на рисунке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style:font-name="Arial1" fo:font-family="Arial" style:font-family-generic="roman" style:font-pitch="variable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 style:font-size-complex="13pt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Основной_5f_текст" style:display-name="Основной_текст" style:family="paragraph" style:parent-style-name="Heading_20_2" style:default-outline-level="" style:master-page-name="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hyphenation-ladder-count="no-limit" style:register-true="false" fo:text-indent="0.6in" style:auto-text-indent="false" style:page-number="auto" fo:background-color="transparent" style:shadow="none" fo:keep-with-next="auto" style:snap-to-layout-grid="false">
        <style:tab-stops/>
        <style:background-image/>
      </style:paragraph-properties>
      <style:text-properties style:font-name="Times new roman" fo:font-family="'Times new roman'" style:font-style-name="Regular" style:font-family-generic="roman" fo:font-size="14pt" style:font-size-asian="10.5pt" fo:hyphenate="false" fo:hyphenation-remain-char-count="2" fo:hyphenation-push-char-count="2"/>
    </style:style>
    <style:style style:name="Заголовой_5f_1" style:display-name="Заголовой_1" style:family="paragraph" style:parent-style-name="Основной_5f_текст" style:default-outline-level="1" style:master-page-name="">
      <style:paragraph-properties fo:margin-left="0in" fo:margin-right="0in" fo:margin-top="0in" fo:margin-bottom="0.1201in" loext:contextual-spacing="true" fo:text-align="start" style:justify-single-word="false" fo:text-indent="0.3902in" style:auto-text-indent="false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fo:font-size="16pt" style:font-size-asian="10.5pt"/>
    </style:style>
    <style:style style:name="Заголовок_5f_2" style:display-name="Заголовок_2" style:family="paragraph" style:parent-style-name="Основной_5f_текст" style:default-outline-level="2" style:master-page-name="">
      <style:paragraph-properties fo:margin-left="0in" fo:margin-right="0in" fo:margin-top="0.1201in" fo:margin-bottom="0.1201in" loext:contextual-spacing="true" fo:text-align="start" style:justify-single-word="false" fo:text-indent="0.3902in" style:auto-text-indent="false" style:page-number="auto"/>
      <style:text-properties style:font-name="Arial" fo:font-family="Arial" style:font-style-name="Regular" style:font-family-generic="swiss" style:font-size-asian="10.5pt"/>
    </style:style>
    <style:style style:name="Заголовок_5f_3" style:display-name="Заголовок_3" style:family="paragraph" style:parent-style-name="Заголовок_5f_2" style:default-outline-level="3" style:master-page-name="">
      <style:paragraph-properties fo:margin-top="0.1201in" fo:margin-bottom="0.1201in" loext:contextual-spacing="true" style:page-number="auto"/>
      <style:text-properties fo:font-size="14pt" style:font-size-asian="10.5pt"/>
    </style:style>
    <style:style style:name="Вопрос" style:family="paragraph" style:parent-style-name="Основной_5f_текст" style:master-page-name="">
      <style:paragraph-properties fo:margin-left="0.1402in" fo:margin-right="0.1598in" fo:text-align="center" style:justify-single-word="false" fo:text-indent="0.6in" style:auto-text-indent="false" style:page-number="auto"/>
      <style:text-properties fo:color="#ff3333" fo:font-size="16pt" style:text-underline-style="solid" style:text-underline-width="auto" style:text-underline-color="#ff3333" style:font-size-asian="10.5pt"/>
    </style:style>
    <style:style style:name="Под_20_рисунком" style:display-name="Под рисунком" style:family="paragraph" style:parent-style-name="User_20_Index_20_Heading" style:master-page-name="">
      <style:paragraph-properties fo:margin-left="0in" fo:margin-right="0.3in" fo:margin-top="0.2598in" fo:margin-bottom="0.4in" loext:contextual-spacing="false" fo:text-align="center" style:justify-single-word="false" fo:text-indent="0in" style:auto-text-indent="false" style:page-number="auto"/>
      <style:text-properties style:font-name="Times new roman1" fo:font-family="'Times new roman'" style:font-style-name="Bold" style:font-family-generic="roman" fo:font-size="12pt" fo:font-style="normal"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.2756in" fo:margin-top="0in" fo:margin-bottom="0.3543in" loext:contextual-spacing="false" fo:text-align="start" style:justify-single-word="false" fo:text-indent="0in" style:auto-text-indent="false" style:page-number="auto" style:shadow="none" text:number-lines="false" text:line-number="0">
        <style:tab-stops/>
      </style:paragraph-properties>
      <style:text-properties fo:font-weight="normal" fo:background-color="transparent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Таблица_20_номер" style:display-name="Таблица номер" style:family="paragraph" style:parent-style-name="Standard" style:master-page-name="">
      <style:paragraph-properties fo:margin-left="0in" fo:margin-right="0.1in" fo:margin-top="0in" fo:margin-bottom="0.1in" loext:contextual-spacing="true" fo:text-align="end" style:justify-single-word="false" fo:text-indent="0in" style:auto-text-indent="false" style:page-number="auto"/>
      <style:text-properties style:font-name="Times new roman" fo:font-family="'Times new roman'" style:font-style-name="Regular" style:font-family-generic="roman" fo:font-size="14pt" style:font-size-asian="10.5pt"/>
    </style:style>
    <style:style style:name="Text" style:family="paragraph" style:parent-style-name="Caption" style:class="extra"/>
    <style:style style:name="Рисунок" style:family="paragraph" style:parent-style-name="Caption" style:master-page-name="">
      <style:paragraph-properties fo:margin-left="0in" fo:margin-right="0in" fo:margin-top="0in" fo:margin-bottom="0in" loext:contextual-spacing="false" fo:line-height="0.2in" fo:text-align="center" style:justify-single-word="false" fo:text-indent="0in" style:auto-text-indent="false" style:page-number="auto"/>
    </style:style>
    <style:style style:name="Untitled1" style:family="paragraph" style:parent-style-name="Основной_5f_текст" style:class="index"/>
    <style:style style:name="Таблица_20_название" style:display-name="Таблица название" style:family="paragraph" style:parent-style-name="Основной_5f_текст" style:master-page-name="">
      <style:paragraph-properties fo:margin-top="0in" fo:margin-bottom="0.1in" loext:contextual-spacing="true" fo:line-height="100%" fo:text-align="center" style:justify-single-word="false" style:page-number="auto" style:snap-to-layout-grid="false"/>
      <style:text-properties style:font-name="Times new roman" fo:font-family="'Times new roman'" style:font-style-name="Regular" style:font-family-generic="roman" fo:font-size="14pt" fo:font-style="normal" fo:font-weight="normal"/>
    </style:style>
    <style:style style:name="В_20_таблице" style:display-name="В таблице" style:family="paragraph" style:parent-style-name="Основной_5f_текст">
      <style:paragraph-properties fo:margin-left="0in" fo:margin-right="0in" fo:line-height="100%" fo:text-indent="0in" style:auto-text-indent="false"/>
      <style:text-properties fo:font-size="12pt" style:font-size-asian="10.5pt"/>
    </style:style>
    <style:style style:name="Default" style:family="paragraph">
      <style:paragraph-properties fo:orphans="2" fo:widows="2" style:text-autospace="none"/>
      <style:text-properties fo:color="#000000" style:font-name="Arial2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Структурные_20_элементы" style:display-name="Структурные элементы" style:family="paragraph" style:parent-style-name="Заголовой_5f_1" style:default-outline-level="10" style:master-page-name="">
      <style:paragraph-properties fo:margin-top="0in" fo:margin-bottom="0.1201in" loext:contextual-spacing="false" fo:text-align="center" style:justify-single-word="false" style:page-number="auto" text:number-lines="false" text:line-number="0">
        <style:tab-stops/>
      </style:paragraph-properties>
      <style:text-properties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3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9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6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6z0" style:family="text">
      <style:text-properties fo:font-size="14pt" style:font-size-asian="14pt" style:font-size-complex="14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21:07:26.730492822</meta:creation-date>
    <dc:date>2016-01-10T22:50:34.027547891</dc:date>
    <meta:editing-duration>PT1H38M36S</meta:editing-duration>
    <meta:editing-cycles>146</meta:editing-cycles>
    <meta:generator>LibreOffice/4.3.7.2$Linux_X86_64 LibreOffice_project/430m0$Build-2</meta:generator>
    <meta:document-statistic meta:table-count="0" meta:image-count="0" meta:object-count="0" meta:page-count="7" meta:paragraph-count="86" meta:word-count="840" meta:character-count="6218" meta:non-whitespace-character-count="5482"/>
  </office:meta>
</office:document-meta>
</file>